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Heading_20_2">
      <style:text-properties officeooo:paragraph-rsid="000cb72f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T1" style:family="text">
      <style:text-properties officeooo:rsid="000ad9ca"/>
    </style:style>
    <style:style style:name="T2" style:family="text">
      <style:text-properties officeooo:rsid="000f6b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cture 16: Recursion on Non-Numerics (2-Hour Python Class)</text:h>
      <text:h text:style-name="Heading_20_3" text:outline-level="3">💡Topics:</text:h>
      <text:list text:style-name="L1">
        <text:list-item>
          <text:p text:style-name="P1">Recursion Basics</text:p>
        </text:list-item>
        <text:list-item>
          <text:p text:style-name="P1">Fibonacci (recursive and efficient)</text:p>
        </text:list-item>
        <text:list-item>
          <text:p text:style-name="P1">Recursion on non-numerics (lists, strings)</text:p>
        </text:list-item>
        <text:list-item>
          <text:p text:style-name="P1">Flattening nested lists</text:p>
        </text:list-item>
        <text:list-item>
          <text:p text:style-name="P1">Towers of Hanoi (bonus)</text:p>
        </text:list-item>
        <text:list-item>
          <text:p text:style-name="P1">Final Group Challenge</text:p>
        </text:list-item>
      </text:list>
      <text:p text:style-name="Horizontal_20_Line"/>
      <text:h text:style-name="Heading_20_2" text:outline-level="2"><text:s/>Part 1: The Story of Recursia (0:00 – 0:15)</text:h>
      <text:p text:style-name="Text_20_body"><text:span text:style-name="Emphasis">Once upon a time in the land of Recursia...</text:span></text:p>
      <text:p text:style-name="Text_20_body">There lived a <text:span text:style-name="T1">Brilliant young man</text:span> who could solve any problem by breaking it into smaller versions of the same problem. Every time someone asked him a hard question, he’d say:</text:p>
      <text:p text:style-name="Quotations">“I’ll answer it after I solve a smaller one first.”</text:p>
      <text:p text:style-name="Text_20_body">This magical trick is called <text:span text:style-name="Strong_20_Emphasis">Recursion</text:span>. It’s a way for a function to call <text:span text:style-name="Strong_20_Emphasis">itself</text:span>, making the problem simpler with each call... until it becomes so simple, it’s obvious.</text:p>
      <text:p text:style-name="Text_20_body"><text:span text:style-name="Strong_20_Emphasis">Goal for Today</text:span>: Become recursion wizards like him!</text:p>
      <text:p text:style-name="Horizontal_20_Line"/>
      <text:h text:style-name="Heading_20_2" text:outline-level="2">🧩 What is Recursion?</text:h>
      <text:p text:style-name="Text_20_body"><text:span text:style-name="Strong_20_Emphasis">Definition</text:span>: A function that solves a problem by calling itself with a simpler input.</text:p>
      <text:h text:style-name="Heading_20_3" text:outline-level="3">🧱 Structure:</text:h>
      <text:p text:style-name="Preformatted_20_Text"/>
      <text:p text:style-name="P2"><text:span text:style-name="Source_20_Text">def recurse():</text:span></text:p>
      <text:p text:style-name="P3"><text:span text:style-name="Source_20_Text"><text:s text:c="4"/>if base_case:</text:span></text:p>
      <text:p text:style-name="P3"><text:span text:style-name="Source_20_Text"><text:s text:c="8"/>return simple_answer</text:span></text:p>
      <text:p text:style-name="P3"><text:span text:style-name="Source_20_Text"><text:s text:c="4"/>else:</text:span></text:p>
      <text:p text:style-name="P4"><text:span text:style-name="Source_20_Text"><text:s text:c="8"/>return recurse(smaller_problem)</text:span></text:p>
      <text:h text:style-name="Heading_20_3" text:outline-level="3"><text:soft-page-break/>🔄 Why use recursion?</text:h>
      <text:list text:style-name="L2">
        <text:list-item>
          <text:p text:style-name="P5">It solves problems with <text:span text:style-name="Strong_20_Emphasis">repeating patterns</text:span></text:p>
        </text:list-item>
        <text:list-item>
          <text:p text:style-name="P5">It works great with <text:span text:style-name="Strong_20_Emphasis">lists</text:span>, <text:span text:style-name="Strong_20_Emphasis">trees</text:span>, and <text:span text:style-name="Strong_20_Emphasis">nested structures</text:span></text:p>
        </text:list-item>
      </text:list>
      <text:p text:style-name="Horizontal_20_Line"/>
      <text:h text:style-name="Heading_20_2" text:outline-level="2">🐢 Part 2: Fibonacci – Slow vs Smart (0:15 – 0:30)</text:h>
      <text:h text:style-name="Heading_20_3" text:outline-level="3">🧮 Problem: Find the nth Fibonacci number</text:h>
      <text:p text:style-name="Text_20_body">Series: 1, 1, 2, 3, 5, 8, 13, ...</text:p>
      <text:h text:style-name="Heading_20_3" text:outline-level="3">🐌 Basic Recursive Version:</text:h>
      <text:p text:style-name="Preformatted_20_Text"/>
      <text:p text:style-name="P2"><text:span text:style-name="Source_20_Text">def fib_recur(n):</text:span></text:p>
      <text:p text:style-name="P3"><text:span text:style-name="Source_20_Text"><text:s text:c="4"/>if n == 1 or n == 2:</text:span></text:p>
      <text:p text:style-name="P3"><text:span text:style-name="Source_20_Text"><text:s text:c="8"/>return 1</text:span></text:p>
      <text:p text:style-name="P3"><text:span text:style-name="Source_20_Text"><text:s text:c="4"/>else:</text:span></text:p>
      <text:p text:style-name="P4"><text:span text:style-name="Source_20_Text"><text:s text:c="8"/>return fib_recur(n-1) + fib_recur(n-2)</text:span></text:p>
      <text:p text:style-name="Quotations"><text:span text:style-name="Strong_20_Emphasis">Problem</text:span>: This is <text:span text:style-name="Strong_20_Emphasis">slow</text:span> – it repeats work!</text:p>
      <text:h text:style-name="Heading_20_3" text:outline-level="3">⚡ Efficient Memoized Version:</text:h>
      <text:p text:style-name="Preformatted_20_Text"/>
      <text:p text:style-name="P2"><text:span text:style-name="Source_20_Text">def fib_efficient(n, d):</text:span></text:p>
      <text:p text:style-name="P3"><text:span text:style-name="Source_20_Text"><text:s text:c="4"/>if n in d:</text:span></text:p>
      <text:p text:style-name="P3"><text:span text:style-name="Source_20_Text"><text:s text:c="8"/>return d[n]</text:span></text:p>
      <text:p text:style-name="P3"><text:span text:style-name="Source_20_Text"><text:s text:c="4"/>else:</text:span></text:p>
      <text:p text:style-name="P3"><text:span text:style-name="Source_20_Text"><text:s text:c="8"/>d[n] = fib_efficient(n-1, d) + fib_efficient(n-2, d)</text:span></text:p>
      <text:p text:style-name="P3"><text:span text:style-name="Source_20_Text"><text:s text:c="8"/>return d[n]</text:span></text:p>
      <text:p text:style-name="P3"/>
      <text:p text:style-name="P3"><text:span text:style-name="Source_20_Text">d = {1:1, 2:1}</text:span></text:p>
      <text:p text:style-name="P4"><text:span text:style-name="Source_20_Text">print(fib_efficient(10, d)) <text:s/># fast!</text:span></text:p>
      <text:h text:style-name="Heading_20_3" text:outline-level="3">✅ Concept:</text:h>
      <text:list text:style-name="L3">
        <text:list-item>
          <text:p text:style-name="P6">Save results in a <text:span text:style-name="Strong_20_Emphasis">dictionary</text:span></text:p>
        </text:list-item>
        <text:list-item>
          <text:p text:style-name="P6">Avoid re-computation</text:p>
        </text:list-item>
      </text:list>
      <text:p text:style-name="Horizontal_20_Line"/>
      <text:h text:style-name="P7" text:outline-level="2"><text:soft-page-break/>📦 </text:h>
      <text:h text:style-name="P7" text:outline-level="2">Part 3: Recursion on Lists (0:30 – 1:00)</text:h>
      <text:h text:style-name="Heading_20_3" text:outline-level="3">🧮 Sum a list (recursively):</text:h>
      <text:p text:style-name="Preformatted_20_Text"/>
      <text:p text:style-name="P2"><text:span text:style-name="Source_20_Text">def total_recur(L):</text:span></text:p>
      <text:p text:style-name="P3"><text:span text:style-name="Source_20_Text"><text:s text:c="4"/>if L == []:</text:span></text:p>
      <text:p text:style-name="P3"><text:span text:style-name="Source_20_Text"><text:s text:c="8"/>return 0</text:span></text:p>
      <text:p text:style-name="P3"><text:span text:style-name="Source_20_Text"><text:s text:c="4"/>else:</text:span></text:p>
      <text:p text:style-name="P4"><text:span text:style-name="Source_20_Text"><text:s text:c="8"/>return L[0] + total_recur(L[</text:span><text:span text:style-name="Source_20_Text"><text:span text:style-name="T2">1</text:span></text:span><text:span text:style-name="Source_20_Text">:])</text:span></text:p>
      <text:h text:style-name="Heading_20_3" text:outline-level="3">🔍 Check if value exists:</text:h>
      <text:p text:style-name="Preformatted_20_Text"/>
      <text:p text:style-name="P2"><text:span text:style-name="Source_20_Text">def in_list(L, e):</text:span></text:p>
      <text:p text:style-name="P3"><text:span text:style-name="Source_20_Text"><text:s text:c="4"/>if L == []:</text:span></text:p>
      <text:p text:style-name="P3"><text:span text:style-name="Source_20_Text"><text:s text:c="8"/>return False</text:span></text:p>
      <text:p text:style-name="P3"><text:span text:style-name="Source_20_Text"><text:s text:c="4"/>elif L[0] == e:</text:span></text:p>
      <text:p text:style-name="P3"><text:span text:style-name="Source_20_Text"><text:s text:c="8"/>return True</text:span></text:p>
      <text:p text:style-name="P3"><text:span text:style-name="Source_20_Text"><text:s text:c="4"/>else:</text:span></text:p>
      <text:p text:style-name="P4"><text:span text:style-name="Source_20_Text"><text:s text:c="8"/>return in_list(L[1:], e)</text:span></text:p>
      <text:h text:style-name="Heading_20_3" text:outline-level="3">🔄 Reverse a list:</text:h>
      <text:p text:style-name="Preformatted_20_Text"/>
      <text:p text:style-name="P2"><text:span text:style-name="Source_20_Text">def my_rev(L):</text:span></text:p>
      <text:p text:style-name="P3"><text:span text:style-name="Source_20_Text"><text:s text:c="4"/>if len(L) == 1:</text:span></text:p>
      <text:p text:style-name="P3"><text:span text:style-name="Source_20_Text"><text:s text:c="8"/>return L</text:span></text:p>
      <text:p text:style-name="P3"><text:span text:style-name="Source_20_Text"><text:s text:c="4"/>else:</text:span></text:p>
      <text:p text:style-name="P4"><text:span text:style-name="Source_20_Text"><text:s text:c="8"/>return my_rev(L[1:]) + [L[0]]</text:span></text:p>
      <text:p text:style-name="Horizontal_20_Line"/>
      <text:h text:style-name="Heading_20_2" text:outline-level="2">Part 4: Recursion on Nested Structures (1:15 – 1:30)</text:h>
      <text:h text:style-name="Heading_20_3" text:outline-level="3">🪙 Flatten nested lists:</text:h>
      <text:p text:style-name="Preformatted_20_Text"/>
      <text:p text:style-name="P2"><text:span text:style-name="Source_20_Text">def flatten(L):</text:span></text:p>
      <text:p text:style-name="P3"><text:span text:style-name="Source_20_Text"><text:s text:c="4"/>result = []</text:span></text:p>
      <text:p text:style-name="P3"><text:span text:style-name="Source_20_Text"><text:s text:c="4"/>for i in L:</text:span></text:p>
      <text:p text:style-name="P3"><text:span text:style-name="Source_20_Text"><text:s text:c="8"/>if isinstance(i, list):</text:span></text:p>
      <text:p text:style-name="P3"><text:span text:style-name="Source_20_Text"><text:s text:c="12"/>result.extend(flatten(i))</text:span></text:p>
      <text:p text:style-name="P3"><text:span text:style-name="Source_20_Text"><text:s text:c="8"/>else:</text:span></text:p>
      <text:p text:style-name="P3"><text:span text:style-name="Source_20_Text"><text:s text:c="12"/>result.append(i)</text:span></text:p>
      <text:p text:style-name="P4"><text:span text:style-name="Source_20_Text"><text:s text:c="4"/>return result</text:span></text:p>
      <text:p text:style-name="Text_20_body"><text:span text:style-name="Strong_20_Emphasis">Example:</text:span></text:p>
      <text:p text:style-name="Preformatted_20_Text">python</text:p>
      <text:p text:style-name="Preformatted_20_Text">CopyEdit</text:p>
      <text:p text:style-name="P2"><text:soft-page-break/><text:span text:style-name="Source_20_Text">L = [[1,4,[6],2],[[[3]],2],4,5]</text:span></text:p>
      <text:p text:style-name="P4"><text:span text:style-name="Source_20_Text">print(flatten(L)) <text:s/># [1, 4, 6, 2, 3, 2, 4, 5]</text:span></text:p>
      <text:h text:style-name="Heading_20_3" text:outline-level="3">🧬 Deep Copy:</text:h>
      <text:p text:style-name="Preformatted_20_Text"/>
      <text:p text:style-name="P2"><text:span text:style-name="Source_20_Text">def my_deepcopy(L):</text:span></text:p>
      <text:p text:style-name="P3"><text:span text:style-name="Source_20_Text"><text:s text:c="4"/>if L == []:</text:span></text:p>
      <text:p text:style-name="P3"><text:span text:style-name="Source_20_Text"><text:s text:c="8"/>return []</text:span></text:p>
      <text:p text:style-name="P3"><text:span text:style-name="Source_20_Text"><text:s text:c="4"/>elif not isinstance(L[0], list):</text:span></text:p>
      <text:p text:style-name="P3"><text:span text:style-name="Source_20_Text"><text:s text:c="8"/>return [L[0]] + my_deepcopy(L[1:])</text:span></text:p>
      <text:p text:style-name="P3"><text:span text:style-name="Source_20_Text"><text:s text:c="4"/>else:</text:span></text:p>
      <text:p text:style-name="P4"><text:span text:style-name="Source_20_Text"><text:s text:c="8"/>return [my_deepcopy(L[0])] + my_deepcopy(L[1:])</text:span></text:p>
      <text:p text:style-name="Horizontal_20_Line"/>
      <text:h text:style-name="Heading_20_2" text:outline-level="2">🏗️ Part 5: Towers of Hanoi (1:30 – 1:50)</text:h>
      <text:h text:style-name="Heading_20_3" text:outline-level="3">🎯 Problem:</text:h>
      <text:p text:style-name="Text_20_body">Move all disks from Tower A to Tower B using Tower C.</text:p>
      <text:p text:style-name="Text_20_body"><text:span text:style-name="Strong_20_Emphasis">Rules:</text:span></text:p>
      <text:list text:style-name="L4">
        <text:list-item>
          <text:p text:style-name="P8">Only one disk at a time</text:p>
        </text:list-item>
        <text:list-item>
          <text:p text:style-name="P8">Can’t place a bigger disk on a smaller one</text:p>
        </text:list-item>
      </text:list>
      <text:h text:style-name="Heading_20_3" text:outline-level="3">🧠 Recursive Solution:</text:h>
      <text:p text:style-name="Preformatted_20_Text"/>
      <text:p text:style-name="P2"><text:span text:style-name="Source_20_Text">def print_move(fr, to):</text:span></text:p>
      <text:p text:style-name="P3"><text:span text:style-name="Source_20_Text"><text:s text:c="4"/>print(f"Move from {fr} to {to}")</text:span></text:p>
      <text:p text:style-name="P3"/>
      <text:p text:style-name="P3"><text:span text:style-name="Source_20_Text">def towers(n, fr, to, spare):</text:span></text:p>
      <text:p text:style-name="P3"><text:span text:style-name="Source_20_Text"><text:s text:c="4"/>if n == 1:</text:span></text:p>
      <text:p text:style-name="P3"><text:span text:style-name="Source_20_Text"><text:s text:c="8"/>print_move(fr, to)</text:span></text:p>
      <text:p text:style-name="P3"><text:span text:style-name="Source_20_Text"><text:s text:c="4"/>else:</text:span></text:p>
      <text:p text:style-name="P3"><text:span text:style-name="Source_20_Text"><text:s text:c="8"/>towers(n-1, fr, spare, to)</text:span></text:p>
      <text:p text:style-name="P3"><text:span text:style-name="Source_20_Text"><text:s text:c="8"/>towers(1, fr, to, spare)</text:span></text:p>
      <text:p text:style-name="P4"><text:span text:style-name="Source_20_Text"><text:s text:c="8"/>towers(n-1, spare, to, fr)</text:span></text:p>
      <text:p text:style-name="Text_20_body"><text:span text:style-name="Strong_20_Emphasis">Try:</text:span> <text:span text:style-name="Source_20_Text">towers(3, 'A', 'B', 'C')</text:span></text:p>
      <text:p text:style-name="Horizontal_20_Line"/>
      <text:h text:style-name="Heading_20_2" text:outline-level="2">🧑‍🤝‍🧑 Final Group Challenge (1:50 – 2:00)</text:h>
      <text:h text:style-name="Heading_20_3" text:outline-level="3">🧩 TASK:</text:h>
      <text:p text:style-name="Text_20_body">Implement the function below to <text:span text:style-name="Strong_20_Emphasis">flatten</text:span> a deeply nested list:</text:p>
      <text:p text:style-name="Preformatted_20_Text">python</text:p>
      <text:p text:style-name="Preformatted_20_Text">CopyEdit</text:p>
      <text:p text:style-name="P2"><text:soft-page-break/><text:span text:style-name="Source_20_Text">def flatten(L):</text:span></text:p>
      <text:p text:style-name="P3"><text:span text:style-name="Source_20_Text"><text:s text:c="4"/>""" </text:span></text:p>
      <text:p text:style-name="P3"><text:span text:style-name="Source_20_Text"><text:s text:c="4"/>L: a list </text:span></text:p>
      <text:p text:style-name="P3"><text:span text:style-name="Source_20_Text"><text:s text:c="4"/>Returns a copy of L, which is a flattened version of L </text:span></text:p>
      <text:p text:style-name="P3"><text:span text:style-name="Source_20_Text"><text:s text:c="4"/>"""</text:span></text:p>
      <text:p text:style-name="P3"><text:span text:style-name="Source_20_Text"><text:s text:c="4"/>result = []</text:span></text:p>
      <text:p text:style-name="P3"><text:span text:style-name="Source_20_Text"><text:s text:c="4"/>for i in L:</text:span></text:p>
      <text:p text:style-name="P3"><text:span text:style-name="Source_20_Text"><text:s text:c="8"/>if isinstance(i, list):</text:span></text:p>
      <text:p text:style-name="P3"><text:span text:style-name="Source_20_Text"><text:s text:c="12"/>result.extend(flatten(i))</text:span></text:p>
      <text:p text:style-name="P3"><text:span text:style-name="Source_20_Text"><text:s text:c="8"/>else:</text:span></text:p>
      <text:p text:style-name="P3"><text:span text:style-name="Source_20_Text"><text:s text:c="12"/>result.append(i)</text:span></text:p>
      <text:p text:style-name="P3"><text:span text:style-name="Source_20_Text"><text:s text:c="4"/>return result</text:span></text:p>
      <text:p text:style-name="P3"/>
      <text:p text:style-name="P3"><text:span text:style-name="Source_20_Text"># Example:</text:span></text:p>
      <text:p text:style-name="P3"><text:span text:style-name="Source_20_Text">L = [[1,4,[6],2],[[[3]],2],4,5]</text:span></text:p>
      <text:p text:style-name="P4"><text:span text:style-name="Source_20_Text">print(flatten(L)) <text:s/># [1, 4, 6, 2, 3, 2, 4, 5]</text:span></text:p>
      <text:h text:style-name="Heading_20_3" text:outline-level="3">🎯 Goal:</text:h>
      <text:list text:style-name="L5">
        <text:list-item>
          <text:p text:style-name="P9">Break into small groups</text:p>
        </text:list-item>
        <text:list-item>
          <text:p text:style-name="P9">Explain the solution line by line</text:p>
        </text:list-item>
        <text:list-item>
          <text:p text:style-name="P9">Present it back to class (if time allows)</text:p>
        </text:list-item>
      </text:list>
      <text:p text:style-name="Horizontal_20_Line"/>
      <text:h text:style-name="Heading_20_2" text:outline-level="2">🧾 Summary</text:h>
      <text:list text:style-name="L6">
        <text:list-item>
          <text:p text:style-name="P10">Recursion is like <text:span text:style-name="Strong_20_Emphasis">magic</text:span> – you solve problems by solving smaller ones.</text:p>
        </text:list-item>
        <text:list-item>
          <text:p text:style-name="P10">Works best for problems with a <text:span text:style-name="Strong_20_Emphasis">pattern</text:span> (Fibonacci), <text:span text:style-name="Strong_20_Emphasis">nested structure</text:span> (lists, trees), or <text:span text:style-name="Strong_20_Emphasis">step-by-step logic</text:span> (Towers of Hanoi).</text:p>
        </text:list-item>
        <text:list-item>
          <text:p text:style-name="P10">Real-world use cases:</text:p>
          <text:list>
            <text:list-item>
              <text:p text:style-name="P10">Parsing data (like JSON or XML)</text:p>
            </text:list-item>
            <text:list-item>
              <text:p text:style-name="P10">Tree-based algorithms (like file systems, AI decision trees)</text:p>
            </text:list-item>
            <text:list-item>
              <text:p text:style-name="P10">Game development (recursive backtracking, pathfinding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1:07:53.601145360</meta:creation-date>
    <dc:date>2025-07-09T14:28:26.359985504</dc:date>
    <meta:editing-duration>PT19M59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5" meta:paragraph-count="140" meta:word-count="643" meta:character-count="4085" meta:non-whitespace-character-count="3222"/>
  </office:meta>
</office:document-meta>
</file>